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22b" officeooo:paragraph-rsid="000e622b"/>
    </style:style>
    <style:style style:name="P2" style:family="paragraph" style:parent-style-name="Standard">
      <style:text-properties officeooo:rsid="000f4e78" officeooo:paragraph-rsid="000f4e78"/>
    </style:style>
    <style:style style:name="P3" style:family="paragraph" style:parent-style-name="Standard">
      <style:text-properties officeooo:rsid="00122634" officeooo:paragraph-rsid="00122634"/>
    </style:style>
    <style:style style:name="P4" style:family="paragraph" style:parent-style-name="Standard">
      <style:text-properties officeooo:paragraph-rsid="000f4e78"/>
    </style:style>
    <style:style style:name="P5" style:family="paragraph" style:parent-style-name="Standard">
      <style:text-properties officeooo:rsid="001316f9" officeooo:paragraph-rsid="001316f9"/>
    </style:style>
    <style:style style:name="P6" style:family="paragraph" style:parent-style-name="Standard" style:list-style-name="L1">
      <style:text-properties officeooo:rsid="00122634" officeooo:paragraph-rsid="00122634"/>
    </style:style>
    <style:style style:name="P7" style:family="paragraph" style:parent-style-name="Standard" style:list-style-name="L1">
      <style:text-properties officeooo:rsid="0014eec6" officeooo:paragraph-rsid="0017457a"/>
    </style:style>
    <style:style style:name="P8" style:family="paragraph" style:parent-style-name="Standard" style:list-style-name="L1">
      <style:text-properties officeooo:rsid="0014eec6" officeooo:paragraph-rsid="0014eec6"/>
    </style:style>
    <style:style style:name="P9" style:family="paragraph" style:parent-style-name="Standard" style:list-style-name="L1">
      <style:text-properties officeooo:rsid="0017457a" officeooo:paragraph-rsid="0017457a"/>
    </style:style>
    <style:style style:name="P10" style:family="paragraph" style:parent-style-name="Standard" style:list-style-name="L1">
      <style:text-properties officeooo:rsid="0017457a" officeooo:paragraph-rsid="00188df8"/>
    </style:style>
    <style:style style:name="P11" style:family="paragraph" style:parent-style-name="Standard" style:list-style-name="L1">
      <style:text-properties officeooo:rsid="0017457a" officeooo:paragraph-rsid="0019e28b"/>
    </style:style>
    <style:style style:name="P12" style:family="paragraph" style:parent-style-name="Standard" style:list-style-name="L1">
      <style:text-properties officeooo:rsid="001b01e2" officeooo:paragraph-rsid="001b01e2"/>
    </style:style>
    <style:style style:name="P13" style:family="paragraph" style:parent-style-name="Standard" style:list-style-name="L1">
      <style:text-properties officeooo:rsid="001c8213" officeooo:paragraph-rsid="001c8213"/>
    </style:style>
    <style:style style:name="P14" style:family="paragraph" style:parent-style-name="Standard" style:list-style-name="L1">
      <style:text-properties officeooo:rsid="00188df8" officeooo:paragraph-rsid="0019e28b"/>
    </style:style>
    <style:style style:name="P15" style:family="paragraph" style:parent-style-name="Standard">
      <style:text-properties officeooo:rsid="001d8ca8" officeooo:paragraph-rsid="001d8ca8"/>
    </style:style>
    <style:style style:name="T1" style:family="text">
      <style:text-properties officeooo:rsid="000f189a"/>
    </style:style>
    <style:style style:name="T2" style:family="text">
      <style:text-properties officeooo:rsid="000fccb0"/>
    </style:style>
    <style:style style:name="T3" style:family="text">
      <style:text-properties officeooo:rsid="000fef6a"/>
    </style:style>
    <style:style style:name="T4" style:family="text">
      <style:text-properties officeooo:rsid="00154a8f"/>
    </style:style>
    <style:style style:name="T5" style:family="text">
      <style:text-properties officeooo:rsid="00178f28"/>
    </style:style>
    <style:style style:name="T6" style:family="text">
      <style:text-properties officeooo:rsid="00188df8"/>
    </style:style>
    <style:style style:name="T7" style:family="text">
      <style:text-properties officeooo:rsid="0019e28b"/>
    </style:style>
    <style:style style:name="T8" style:family="text">
      <style:text-properties officeooo:rsid="001bc6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 e</text:span>tapy <text:span text:style-name="T2">poproś</text:span> Dominika</text:p>
      <text:p text:style-name="P1"/>
      <text:p text:style-name="P1">Zasady:</text:p>
      <text:p text:style-name="P1">-zasada integracji…</text:p>
      <text:p text:style-name="P1">i pozostałe <text:span text:style-name="T3">z pliku</text:span></text:p>
      <text:p text:style-name="P1"/>
      <text:p text:style-name="P1">strategiczne na najwyższym szczeblu – <text:span text:style-name="T1">główne, najważniejsze dla organizacji, długoterminowe, jakościowe</text:span></text:p>
      <text:p text:style-name="P1">operacyjne na najniższym – <text:span text:style-name="T1">codzienne, operacyjne, krótkoterminowe, ilościowe</text:span></text:p>
      <text:p text:style-name="P1"/>
      <text:p text:style-name="P2">sformułowanie strategii – ofensywne, defensywne, konkurencyjne, konserwatywne</text:p>
      <text:p text:style-name="P2"/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 table:style-name="TableLine9430016687590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D1" office:value-type="string">
            <text:p text:style-name="Table_20_Contents"/>
          </table:table-cell>
        </table:table-row>
        <table:table-row table:style-name="TableLine94300166939376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leLine94300166941088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  <table:table-row table:style-name="TableLine94300166942000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P2"/>
      <table:table table:name="Tabela2" table:style-name="Tabela2">
        <table:table-column table:style-name="Tabela2.A" table:number-columns-repeated="3"/>
        <table:table-row table:style-name="TableLine94300166943312"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C1" office:value-type="string">
            <text:p text:style-name="Table_20_Contents"/>
          </table:table-cell>
        </table:table-row>
        <table:table-row table:style-name="TableLine9430016695075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 table:style-name="TableLine94300166952464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5"><text:soft-page-break/>z wykładu:</text:p>
      <text:p text:style-name="P5">Powtórka do analizy SWO<text:span text:style-name="T8">T</text:span></text:p>
      <text:list xml:id="list641292792" text:style-name="L1">
        <text:list-item>
          <text:p text:style-name="P6">szanse i zagrożenia mówią o atrakcyjności branży</text:p>
        </text:list-item>
        <text:list-item>
          <text:p text:style-name="P6">atuty i słabości mówią o pozycji konkurencyjnej danego przedsiębiorstwa na rynku</text:p>
        </text:list-item>
        <text:list-item>
          <text:p text:style-name="P6">żeby wiedzieć czy coś jest atutem czy słabością musimy się porównać do konkurencji</text:p>
        </text:list-item>
      </text:list>
      <text:p text:style-name="P3"/>
      <text:p text:style-name="P5">z dzisiaj</text:p>
      <text:list xml:id="list214159224257956" text:continue-numbering="true" text:style-name="L1">
        <text:list-item>
          <text:p text:style-name="P9">Inteligencja emocjonalna:</text:p>
          <text:list>
            <text:list-item>
              <text:p text:style-name="P7">samoświadomość</text:p>
            </text:list-item>
            <text:list-item>
              <text:p text:style-name="P7">samosterowanie</text:p>
            </text:list-item>
            <text:list-item>
              <text:p text:style-name="P7">wyczulenie na problemy ludzkie – <text:span text:style-name="T5">empatia i asertywność</text:span></text:p>
            </text:list-item>
            <text:list-item>
              <text:p text:style-name="P7">umiejętności socjalne</text:p>
            </text:list-item>
          </text:list>
        </text:list-item>
        <text:list-item>
          <text:p text:style-name="P8">„<text:span text:style-name="T4">Lider ma ego</text:span>” <text:span text:style-name="T4">a nie „ego ma jego” ~Jacek Santorski</text:span></text:p>
        </text:list-item>
        <text:list-item>
          <text:p text:style-name="P9">Style zarządzania: </text:p>
          <text:list>
            <text:list-item>
              <text:p text:style-name="P9">autokratyczny</text:p>
              <text:list>
                <text:list-item>
                  <text:p text:style-name="P12">nie angażuje się w pracę</text:p>
                </text:list-item>
                <text:list-item>
                  <text:p text:style-name="P12">niska empatia</text:p>
                </text:list-item>
                <text:list-item>
                  <text:p text:style-name="P12">duży dystans między przełożonym i pracownikami</text:p>
                </text:list-item>
                <text:list-item>
                  <text:p text:style-name="P12">gdy najważniejsze jest szybkie osiągnięcie jakiegoś celu (krótkotrwałe)</text:p>
                </text:list-item>
                <text:list-item>
                  <text:p text:style-name="P12">do restrukturyzacji a potem się z nich rezygnuje</text:p>
                </text:list-item>
                <text:list-item>
                  <text:p text:style-name="P13">style:</text:p>
                  <text:list>
                    <text:list-item>
                      <text:p text:style-name="P13">nakazowy</text:p>
                    </text:list-item>
                    <text:list-item>
                      <text:p text:style-name="P13">pedantyczny</text:p>
                      <text:list>
                        <text:list-item>
                          <text:p text:style-name="P13">szybko nas nauczy</text:p>
                        </text:list-item>
                        <text:list-item>
                          <text:p text:style-name="P13">czepia się wszystkiego i rzadko chwali</text:p>
                        </text:list-item>
                      </text:list>
                    </text:list-item>
                    <text:list-item>
                      <text:p text:style-name="P13"/>
                    </text:list-item>
                  </text:list>
                </text:list-item>
              </text:list>
            </text:list-item>
            <text:list-item>
              <text:p text:style-name="P9">demokratyczny</text:p>
              <text:list>
                <text:list-item>
                  <text:p text:style-name="P9"/>
                </text:list-item>
              </text:list>
            </text:list-item>
            <text:list-item>
              <text:p text:style-name="P10">nieingerujący</text:p>
              <text:list>
                <text:list-item>
                  <text:p text:style-name="P11"><text:span text:style-name="T6">często narażenie na utratę pracy – bo menedżer jest nie potrzebny </text:span><text:span text:style-name="T7">(złe podejście)</text:span></text:p>
                </text:list-item>
                <text:list-item>
                  <text:p text:style-name="P10"><text:span text:style-name="T6">czasem mamy pracowników, którzy potrzebują dużo swobody, bo mają dużą wiedzę i dużo doświadczenia </text:span><text:span text:style-name="T7">(dobre podejście)</text:span></text:p>
                </text:list-item>
                <text:list-item>
                  <text:p text:style-name="P14">szef szykuje się do odejścia – wyłonienie naturalnego lidera <text:span text:style-name="T7">(dobre podejście)</text:span></text:p>
                </text:list-item>
              </text:list>
            </text:list-item>
          </text:list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09:54:50.029713191</meta:creation-date>
    <dc:date>2023-12-16T21:41:57.796585056</dc:date>
    <meta:editing-duration>PT1H21M22S</meta:editing-duration>
    <meta:editing-cycles>15</meta:editing-cycles>
    <meta:generator>LibreOffice/6.4.7.2$Linux_X86_64 LibreOffice_project/40$Build-2</meta:generator>
    <meta:document-statistic meta:table-count="2" meta:image-count="0" meta:object-count="0" meta:page-count="2" meta:paragraph-count="39" meta:word-count="209" meta:character-count="1399" meta:non-whitespace-character-count="1248"/>
  </office:meta>
</office:document-meta>
</file>